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5" svg:font-family="Ebrima"/>
    <style:font-face style:name="Ebrima3" svg:font-family="Ebrima" style:font-adornments="Regular"/>
    <style:font-face style:name="Mangal1" svg:font-family="Mangal"/>
    <style:font-face style:name="F" svg:font-family="" style:font-family-generic="roman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" svg:font-family="Mangal" style:font-pitch="variable"/>
    <style:font-face style:name="Microsoft YaHei1" svg:font-family="'Microsoft YaHei'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4pt" style:font-size-complex="24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style:text-position="-33% 58%" style:font-name="Calibri2" style:font-name-asian="Calibri3" style:font-name-complex="Calibri3"/>
    </style:style>
    <style:style style:name="T42" style:family="text">
      <style:text-properties style:use-window-font-color="true" style:text-outline="false" style:text-line-through-style="none" style:font-name="Ebrima4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3" style:font-size-complex="32pt" style:language-complex="zxx" style:country-complex="none" style:font-style-complex="italic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position="-33% 58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position="0% 100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text-position="-33% 58%" style:font-name="Calibri3" style:font-name-asian="Calibri3" style:font-name-complex="Calibri3"/>
    </style:style>
    <style:style style:name="T47" style:family="text">
      <style:text-properties style:font-name="Calibri2" fo:font-size="26pt" style:font-name-asian="Calibri3" style:font-size-asian="36pt" style:font-name-complex="Calibri3" style:font-size-complex="36pt"/>
    </style:style>
    <style:style style:name="T48" style:family="text">
      <style:text-properties style:text-position="-33% 58%" style:font-name="Calibri3" fo:font-size="26pt" style:font-name-asian="Calibri3" style:font-size-asian="36pt" style:font-name-complex="Calibri3" style:font-size-complex="36pt"/>
    </style:style>
    <style:style style:name="T49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50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52" style:family="text">
      <style:text-properties style:text-position="0% 100%" fo:font-style="normal" style:font-style-asian="normal" style:font-style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ize="28pt" style:font-size-asian="24pt" style:font-size-complex="24pt"/>
    </style:style>
    <style:style style:name="T56" style:family="text">
      <style:text-properties fo:font-size="28pt" fo:font-style="italic" style:font-size-asian="24pt" style:font-style-asian="italic" style:font-size-complex="24pt" style:font-style-complex="italic"/>
    </style:style>
    <style:style style:name="T57" style:family="text">
      <style:text-properties style:text-position="-33% 58%" style:font-name="Ebrima3" fo:font-size="28pt" style:font-name-asian="Ebrima3" style:font-size-asian="24pt" style:font-name-complex="Ebrima3" style:font-size-complex="24pt"/>
    </style:style>
    <style:style style:name="T58" style:family="text">
      <style:text-properties style:font-name="Ebrima2" fo:font-size="28pt" style:font-name-asian="Ebrima3" style:font-size-asian="24pt" style:font-name-complex="Ebrima3" style:font-size-complex="24pt"/>
    </style:style>
    <style:style style:name="T59" style:family="text">
      <style:text-properties style:font-name="Ebrima2" fo:font-size="28pt" fo:font-style="italic" style:font-name-asian="Ebrima3" style:font-size-asian="24pt" style:font-style-asian="italic" style:font-name-complex="Ebrima3" style:font-size-complex="24pt" style:font-style-complex="italic"/>
    </style:style>
    <style:style style:name="T60" style:family="text">
      <style:text-properties style:font-name="Ebrima3" fo:font-size="28pt" style:font-name-asian="Ebrima3" style:font-size-asian="24pt" style:font-name-complex="Ebrima3" style:font-size-complex="24pt"/>
    </style:style>
    <style:style style:name="T61" style:family="text">
      <style:text-properties style:use-window-font-color="true" style:text-outline="false" style:text-line-through-style="none" style:font-name="Ebrima3" fo:font-size="28pt" fo:language="zxx" fo:country="none" fo:font-style="italic" fo:text-shadow="none" style:text-underline-style="none" fo:font-weight="normal" style:letter-kerning="true" style:font-name-asian="Ebrima3" style:font-size-asian="24pt" style:language-asian="zxx" style:country-asian="none" style:font-style-asian="italic" style:font-weight-asian="normal" style:font-name-complex="Ebrima3" style:font-size-complex="24pt" style:language-complex="zxx" style:country-complex="none" style:font-style-complex="italic" style:font-weight-complex="normal" style:text-emphasize="none" style:font-relief="none"/>
    </style:style>
    <style:style style:name="T62" style:family="text">
      <style:text-properties style:use-window-font-color="true" style:text-outline="false" style:text-line-through-style="none" style:font-name="Ebrima3" fo:font-size="28pt" fo:language="zxx" fo:country="none" fo:font-style="normal" fo:text-shadow="none" style:text-underline-style="none" fo:font-weight="normal" style:letter-kerning="true" style:font-name-asian="Ebrima3" style:font-size-asian="24pt" style:language-asian="zxx" style:country-asian="none" style:font-style-asian="normal" style:font-weight-asian="normal" style:font-name-complex="Ebrima3" style:font-size-complex="24pt" style:language-complex="zxx" style:country-complex="none" style:font-style-complex="normal" style:font-weight-complex="normal" style:text-emphasize="none" style:font-relief="none"/>
    </style:style>
    <style:style style:name="T6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64" style:family="text">
      <style:text-properties fo:font-size="32pt" fo:font-style="normal" style:font-size-asian="44pt" style:font-style-asian="normal" style:font-size-complex="44pt" style:font-style-complex="normal"/>
    </style:style>
    <style:style style:name="T65" style:family="text">
      <style:text-properties style:font-name="Ebrima3" fo:font-size="20pt" style:font-name-asian="Ebrima3" style:font-size-asian="26pt" style:font-name-complex="Ebrima3" style:font-size-complex="26pt"/>
    </style:style>
    <style:style style:name="T66" style:family="text">
      <style:text-properties style:text-position="-33% 58%" fo:font-size="26pt" style:font-size-asian="36pt" style:font-size-complex="36pt"/>
    </style:style>
    <style:style style:name="T67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9.522cm" svg:height="5.501cm" svg:x="9.238cm" svg:y="7.749cm">
          <text:p/>
          <draw:object xlink:href="../Dämpfung%20und%20Eigenfrequenz%20des%20elektrischen%20Schwingkreise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5cm" svg:height="5.37cm" svg:x="1.478cm" svg:y="8.49cm">
          <text:p/>
          <draw:object xlink:href="../Schwingkreis%20Schwingfall%202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19cm" svg:height="3.657cm" svg:x="4.84cm" svg:y="8.671cm">
          <text:p/>
          <draw:object xlink:href="../Schwingkreis%20aperiodischer%20Grenzfall%202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Kriechfall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>Die Spannung fällt hier langsamer als im aperiodischen Grenzfall ab!</text:p>
          </draw:text-box>
        </draw:frame>
        <draw:frame draw:style-name="gr1" draw:text-style-name="P2" draw:layer="layout" svg:width="20.731cm" svg:height="6cm" svg:x="3.634cm" svg:y="7.499cm">
          <text:p/>
          <draw:object xlink:href="../Schwingkreis%20Kriechfall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freien, gedämpften, linearen harmonischen Oszill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:</text:span></text:p>
          </draw:text-box>
        </draw:frame>
        <draw:frame draw:style-name="gr1" draw:text-style-name="P2" draw:layer="layout" svg:width="13.925cm" svg:height="7.408cm" svg:x="7.037cm" svg:y="7.387cm">
          <text:p/>
          <draw:object xlink:href="../Abhängigkeit%20der%20Stromamplitude%20von%20der%20Erregerfrequenz%20der%20angelegten%20Spannung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6.121cm" svg:height="4.641cm" svg:x="10.939cm" svg:y="16.425cm">
          <text:p/>
          <draw:object xlink:href="../Resonanzfrequenz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4.645cm" svg:x="1.4cm" svg:y="5.683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. Strom und Spannung oszillieren beide mit derselben Frequenz <text:s text:c="3"/>, sind aber gegeneinander um den Winkel </text:span><text:span text:style-name="T18">φ</text:span><text:span text:style-name="T26"> phasenverschoben.</text:span></text:p>
            <text:p><text:span text:style-name="T26"/></text:p>
            <text:p><text:span text:style-name="T26"/></text:p>
            <text:p><text:span text:style-name="T26"/></text:p>
            <text:p><text:span text:style-name="T26">Unter Resonanz versteht man streng genommen die Tatsache, dass es eine Frequenz mit maximaler Leistungsaufnahme gibt.</text:span></text:p>
          </draw:text-box>
        </draw:frame>
        <draw:frame draw:style-name="gr1" draw:text-style-name="P2" draw:layer="layout" svg:width="6.121cm" svg:height="4.641cm" svg:x="3.739cm" svg:y="13.725cm">
          <text:p/>
          <draw:object xlink:href="../Resonanzfrequenz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2" draw:layer="layout" svg:width="10.894cm" svg:height="2.517cm" svg:x="8.552cm" svg:y="8.141cm">
          <text:p/>
          <draw:object xlink:href="../Abhängigkeit%20der%20Stromamplitude%20von%20der%20Erregerfrequenz%20der%20angelegten%20Spannung%20kurz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2" draw:layer="layout" svg:width="10.699cm" svg:height="2.192cm" svg:x="14.65cm" svg:y="15.403cm">
          <text:p/>
          <draw:object xlink:href="../Phasenverschiebung%20zwischen%20I%20und%20U%20bei%20Resonanz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2" draw:layer="layout" svg:width="0.885cm" svg:height="0.584cm" svg:x="9.465cm" svg:y="13.407cm">
          <text:p/>
          <draw:object xlink:href="../bar%20omega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ie gemittelte Leistungsaufnahme des Resonanzkreis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Sie ist frequenzabhängig und wird für die Resonanzfrequenz maximal</text:p>
          </draw:text-box>
        </draw:frame>
        <draw:frame draw:style-name="gr1" draw:text-style-name="P2" draw:layer="layout" svg:width="9.286cm" svg:height="2.429cm" svg:x="9.356cm" svg:y="12.285cm">
          <text:p/>
          <draw:object xlink:href="../Gemittelte%20Leistungsaufnahme%20bei%20Resonanz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 befolgt die Differenzialgleichung</text:p>
            <text:p/>
            <text:p/>
            <text:p>und nähert sich der speziellen Lösung</text:p>
            <text:p/>
            <text:p/>
            <text:p><text:s/>der inhomogenen Differenzialgleichung exponentiell an. Zusammen mit der allgemeinen Lösung der homogenen Gleichung erhält man die allgemeine Lösung der inhomogenen Gleichung:</text:p>
          </draw:text-box>
        </draw:frame>
        <draw:frame draw:style-name="gr1" draw:text-style-name="P2" draw:layer="layout" svg:width="12.146cm" svg:height="1.168cm" svg:x="7.926cm" svg:y="7.915cm">
          <text:p/>
          <draw:object xlink:href="../Einschaltvorgang.odf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2" draw:layer="layout" svg:width="2.557cm" svg:height="2.192cm" svg:x="12.721cm" svg:y="10.503cm">
          <text:p/>
          <draw:object xlink:href="../Lösung%20der%20inhom.%20Differenzialgleichung%20beim%20Einschaltvorgang.odf" xlink:type="simple" xlink:show="embed" xlink:actuate="onLoad"/>
          <draw:image xlink:href="./ObjectReplacements/Object 58" xlink:type="simple" xlink:show="embed" xlink:actuate="onLoad"/>
        </draw:frame>
        <draw:frame draw:style-name="gr1" draw:text-style-name="P2" draw:layer="layout" svg:width="14.424cm" svg:height="4.426cm" svg:x="6.787cm" svg:y="15.686cm">
          <text:p/>
          <draw:object xlink:href="../allgemeine%20Lösung%20der%20inhom.%20Gleichung%20beim%20Einschaltvorgang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Randbedingung gilt dass vor dem Ausschalten der Strom wie folgt lautet:</text:p>
            <text:p/>
            <text:p/>
            <text:p>Die dazugehörige homogene Differenzialgleichung lautet</text:p>
            <text:p/>
            <text:p/>
            <text:p>und hat die Lösung</text:p>
          </draw:text-box>
        </draw:frame>
        <draw:frame draw:style-name="gr1" draw:text-style-name="P2" draw:layer="layout" svg:width="7.317cm" svg:height="2.192cm" svg:x="10.341cm" svg:y="8.903cm">
          <text:p/>
          <draw:object xlink:href="../Randbedingung%20für%20den%20Ausschaltvorgang.odf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2" draw:layer="layout" svg:width="6.112cm" svg:height="2.192cm" svg:x="10.943cm" svg:y="12.103cm">
          <text:p/>
          <draw:object xlink:href="../homogene%20Differenzialgleichung%20des%20Ausschaltvorgangs.odf" xlink:type="simple" xlink:show="embed" xlink:actuate="onLoad"/>
          <draw:image xlink:href="./ObjectReplacements/Object 61" xlink:type="simple" xlink:show="embed" xlink:actuate="onLoad"/>
        </draw:frame>
        <draw:frame draw:style-name="gr1" draw:text-style-name="P2" draw:layer="layout" svg:width="10.055cm" svg:height="2.192cm" svg:x="8.972cm" svg:y="15.403cm">
          <text:p/>
          <draw:object xlink:href="../allgemeine%20Lösung%20der%20inhom.%20Gleichung%20beim%20Ausschaltvorgang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>
            <draw:text-box>
              <text:p>Achtung! Möglicherweise heißt es korrekt "Die dazugehörige inhomogene Differenzialgleichung lautet"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Einschalt- bzw. Ausschaltvorgang ist durch die Zeitkonstante</text:p>
            <text:p><text:span text:style-name="T18"/></text:p>
            <text:p><text:span text:style-name="T18">τ</text:span><text:span text:style-name="T26"> = </text:span><text:span text:style-name="T18">L</text:span><text:span text:style-name="T26"> / </text:span><text:span text:style-name="T18">R</text:span></text:p>
            <text:p><text:span text:style-name="T39"/></text:p>
            <text:p><text:span text:style-name="T26">charakterisiert. Sie beschreibt die Verzögerung beim Anstieg des Stroms zur vollen Stromstärke beim Anschalten bzw. umgekehrt beim Ausschalten.</text:span></text:p>
            <text:p><text:span text:style-name="T26">Diese ist umso langwieriger je größer </text:span><text:span text:style-name="T18">L</text:span><text:span text:style-name="T26"> bzw. je kleiner </text:span><text:span text:style-name="T18">R</text:span><text:span text:style-name="T26">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er Brechungsindex des durch <text:span text:style-name="T42">ε</text:span><text:span text:style-name="T43">r</text:span><text:span text:style-name="T44"> und</text:span><text:span text:style-name="T45"> </text:span><text:span text:style-name="T42">μ</text:span><text:span text:style-name="T43">r</text:span><text:span text:style-name="T44"> gekennzeichneten Mediums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3.773cm" svg:height="1.168cm" svg:x="12.113cm" svg:y="9.915cm">
          <text:p/>
          <draw:object xlink:href="../Brechungsindex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<text:span text:style-name="T2">d'Alambert-Operator</text:span>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/text:p>
          </draw:text-box>
        </draw:frame>
        <draw:frame draw:style-name="gr1" draw:text-style-name="P2" draw:layer="layout" svg:width="6.031cm" svg:height="2.294cm" svg:x="10.984cm" svg:y="7.752cm">
          <text:p/>
          <draw:object xlink:href="../d'Alambert-Operator%20mit%20u.odf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7.209cm" svg:height="2.192cm" svg:x="10.395cm" svg:y="11.803cm">
          <text:p/>
          <draw:object xlink:href="../u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8">ρ</text:span><text:span text:style-name="T46">f</text:span><text:span text:style-name="T26"> ≡ 0 , </text:span><text:span text:style-name="T18">j</text:span><text:span text:style-name="T46">f</text:span><text:span text:style-name="T26"> </text:span><text:span text:style-name="T26">≡ 0 , </text:span><text:span text:style-name="T18">σ</text:span><text:span text:style-name="T26"> </text:span><text:span text:style-name="T26">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184cm" svg:height="1.033cm" svg:x="11.407cm" svg:y="9.983cm">
          <text:p/>
          <draw:object xlink:href="../homogene%20Wellen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5.489cm" svg:height="3.453cm" svg:x="6.255cm" svg:y="8.773cm">
          <text:p/>
          <draw:object xlink:href="../Struktur%20der%20Lösung%20der%20homogenen%20Wellengleichung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Raum-zeitlich periodische Gebilde, bei welchen für feste Werte <text:span text:style-name="T2">t</text:span> die Punkte gleicher Phase eine Ebene bilden:</text:p>
          </draw:text-box>
        </draw:frame>
        <draw:frame draw:style-name="gr1" draw:text-style-name="P2" draw:layer="layout" svg:width="7.605cm" svg:height="2.582cm" svg:x="10.197cm" svg:y="13.208cm">
          <text:p/>
          <draw:object xlink:href="../Lösung%20der%20homogenen%20Wellengleichung%20durch%20ebene%20Wellen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4" draw:layer="layout" svg:width="25.199cm" svg:height="3.506cm" svg:x="1.4cm" svg:y="0.836cm" presentation:class="title" presentation:user-transformed="true">
          <draw:text-box>
            <text:p text:style-name="P4"><text:span text:style-name="T8">Für welche Abstandsvektoren</text:span><text:span text:style-name="T47"> wiederholen sich f</text:span><text:span text:style-name="T47">ür eine feste Zeit</text:span><text:span text:style-name="T8"> die Flächen gleicher </text:span><text:span text:style-name="T25">f</text:span><text:span text:style-name="T48">±</text:span><text:span text:style-name="T47">-Werte</text:span><text:span text:style-name="T8"> periodisch im Raum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15cm" svg:height="1.168cm" svg:x="9.424cm" svg:y="9.915cm">
          <text:p/>
          <draw:object xlink:href="../Abstandsvektoren%20gleicher%20Werte%20der%20ebenen%20Welle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1">Definieren Sie für die ebene Welle den Begriff Ausbreitungsvektor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 text:style-name="P7">Der <text:span text:style-name="T10">Ausbreitungsvektor</text:span> (auch <text:span text:style-name="T10">Wellenvektor</text:span>) <text:span text:style-name="T7">k</text:span> beschreibt die periodische Ausbreitung von Flächen gleicher <text:span text:style-name="T25">f</text:span><text:span text:style-name="T48">±</text:span><text:span text:style-name="T47">-Werte</text:span> im Raum:</text:p>
          </draw:text-box>
        </draw:frame>
        <draw:frame draw:style-name="gr1" draw:text-style-name="P2" draw:layer="layout" svg:width="9.15cm" svg:height="1.168cm" svg:x="9.424cm" svg:y="12.915cm">
          <text:p/>
          <draw:object xlink:href="../Abstandsvektoren%20gleicher%20Werte%20der%20ebenen%20Wellen.odf" xlink:type="simple" xlink:show="embed" xlink:actuate="onLoad"/>
          <draw:image xlink:href="./ObjectReplacements/Object 7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1">Definieren Sie für die ebene Welle den Begriff Wellenläng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zeichnet den senkrechten Abstand zweier nächstbenachbarter Wellenfronten mit demselben <text:span text:style-name="T2">f</text:span><text:span text:style-name="T46">±</text:span><text:span text:style-name="T19">-Wert als </text:span><text:span text:style-name="T49">Wellenlänge</text:span><text:span text:style-name="T19">:</text:span></text:p>
          </draw:text-box>
        </draw:frame>
        <draw:frame draw:style-name="gr1" draw:text-style-name="P2" draw:layer="layout" svg:width="3.004cm" svg:height="2.192cm" svg:x="12.497cm" svg:y="12.903cm">
          <text:p/>
          <draw:object xlink:href="../Wellenlänge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1">Definieren Sie für die ebene Welle den Begriff Period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Hält man statt der Zeit den Ort fest, betrachtet man also von einem festen Raumpunkt </text:span><text:span text:style-name="T20">r</text:span><text:span text:style-name="T41">0</text:span><text:span text:style-name="T19"> aus, so ändert sich </text:span><text:span text:style-name="T18">ψ</text:span><text:span text:style-name="T39"> bzw. </text:span><text:span text:style-name="T18">f</text:span><text:span text:style-name="T50">±</text:span><text:span text:style-name="T39"> mit der Zeit </text:span><text:span text:style-name="T18">t</text:span><text:span text:style-name="T39"> und erreicht nach der </text:span><text:span text:style-name="T17">Periode</text:span><text:span text:style-name="T39"> </text:span><text:span text:style-name="T18">τ</text:span><text:span text:style-name="T39"> wieder den ursprünglichen Wert:</text:span></text:p>
          </draw:text-box>
        </draw:frame>
        <draw:frame draw:style-name="gr1" draw:text-style-name="P2" draw:layer="layout" svg:width="2.975cm" svg:height="1.633cm" svg:x="12.512cm" svg:y="13.283cm">
          <text:p/>
          <draw:object xlink:href="../Periode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1">Definieren Sie für die ebene Welle den Begriff Frequenz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 text:style-name="P7">Die <text:span text:style-name="T10">Frequenz</text:span> <text:span text:style-name="T18">ν</text:span> errechnet sich aus der Periode bzw. der Kreisfrequenz <text:span text:style-name="T18">ω</text:span><text:span text:style-name="T19">:</text:span></text:p>
          </draw:text-box>
        </draw:frame>
        <draw:frame draw:style-name="gr1" draw:text-style-name="P2" draw:layer="layout" svg:width="3.022cm" svg:height="1.642cm" svg:x="8.488cm" svg:y="12.678cm">
          <text:p/>
          <draw:object xlink:href="../Frequenz.odf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3.569cm" svg:height="1.033cm" svg:x="16.515cm" svg:y="13.183cm">
          <text:p/>
          <draw:object xlink:href="../Kreisfrequenz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 text:style-name="P5"><text:span text:style-name="T11">Definieren Sie für die ebene Welle den Begriff Phasengeschwindigkeit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Für die Bewegung einer Ebene konstanter Phase <text:span text:style-name="T18">φ</text:span><text:span text:style-name="T50">-</text:span><text:span text:style-name="T51">(0)</text:span> gilt:</text:p>
            <text:p/>
            <text:p/>
            <text:p/>
            <text:p/>
            <text:p/>
            <text:p>Diese bewegt sich mit der <text:span text:style-name="T10">Phasengeschwindigkeit</text:span> <text:span text:style-name="T2">u</text:span>:</text:p>
          </draw:text-box>
        </draw:frame>
        <draw:frame draw:style-name="gr1" draw:text-style-name="P2" draw:layer="layout" svg:width="13.909cm" svg:height="4.714cm" svg:x="7.045cm" svg:y="8.742cm">
          <text:p/>
          <draw:object xlink:href="../Bedingung%20für%20die%20Bewegung%20einer%20Ebene%20konstanter%20Phase.odf" xlink:type="simple" xlink:show="embed" xlink:actuate="onLoad"/>
          <draw:image xlink:href="./ObjectReplacements/Object 72" xlink:type="simple" xlink:show="embed" xlink:actuate="onLoad"/>
        </draw:frame>
        <draw:frame draw:style-name="gr1" draw:text-style-name="P2" draw:layer="layout" svg:width="5.161cm" svg:height="2.327cm" svg:x="11.419cm" svg:y="15.336cm">
          <text:p/>
          <draw:object xlink:href="../Phasengeschwindigkeit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text-style-name="P10" draw:layer="layout" svg:width="25.199cm" svg:height="12.18cm" svg:x="1.4cm" svg:y="4.914cm" presentation:class="subtitle" presentation:user-transformed="true">
          <draw:text-box>
            <text:p text:style-name="P10"><text:tab/><text:tab/><text:tab/><text:tab/>Ausbreitungsvektor:</text:p>
            <text:p text:style-name="P10"/>
            <text:p text:style-name="P10"><text:tab/><text:tab/><text:tab/><text:tab/>Phasengeschwindigkeit:</text:p>
            <text:p text:style-name="P10"/>
            <text:p text:style-name="P10"><text:tab/><text:tab/><text:tab/><text:tab/>Wellenlänge:<text:line-break/><text:line-break/><text:tab/><text:tab/><text:tab/><text:tab/>Periode:</text:p>
            <text:p text:style-name="P10"/>
            <text:p text:style-name="P10"><text:tab/><text:tab/><text:tab/><text:tab/>Frequenz:</text:p>
          </draw:text-box>
        </draw:frame>
        <draw:frame draw:style-name="gr1" draw:text-style-name="P2" draw:layer="layout" svg:width="9.15cm" svg:height="1.168cm" svg:x="13.924cm" svg:y="6.315cm">
          <text:p/>
          <draw:object xlink:href="../Abstandsvektoren%20gleicher%20Werte%20der%20ebenen%20Wellen.odf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161cm" svg:height="2.327cm" svg:x="15.219cm" svg:y="7.736cm">
          <text:p/>
          <draw:object xlink:href="../Phasengeschwindigkeit.odf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3.004cm" svg:height="2.192cm" svg:x="11.597cm" svg:y="10.003cm">
          <text:p/>
          <draw:object xlink:href="../Wellenlänge.odf" xlink:type="simple" xlink:show="embed" xlink:actuate="onLoad"/>
          <draw:image xlink:href="./ObjectReplacements/Object 79" xlink:type="simple" xlink:show="embed" xlink:actuate="onLoad"/>
        </draw:frame>
        <draw:frame draw:style-name="gr1" draw:text-style-name="P2" draw:layer="layout" svg:width="2.975cm" svg:height="1.633cm" svg:x="10.012cm" svg:y="11.983cm">
          <text:p/>
          <draw:object xlink:href="../Periode.odf" xlink:type="simple" xlink:show="embed" xlink:actuate="onLoad"/>
          <draw:image xlink:href="./ObjectReplacements/Object 80" xlink:type="simple" xlink:show="embed" xlink:actuate="onLoad"/>
        </draw:frame>
        <draw:frame draw:style-name="gr1" draw:text-style-name="P2" draw:layer="layout" svg:width="3.022cm" svg:height="1.642cm" svg:x="10.388cm" svg:y="14.078cm">
          <text:p/>
          <draw:object xlink:href="../Frequenz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851cm" svg:height="9.961cm" svg:x="9.574cm" svg:y="6.519cm">
          <text:p/>
          <draw:object xlink:href="../Zusammenhang%20zwischen%20Phasengeschwindigkeit,%20Wellenlänge%20und%20Frequenz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finiert der Wellenvektor die <text:span text:style-name="T2">z</text:span>-Richtung, so lautet die Lösung:</text:p>
          </draw:text-box>
        </draw:frame>
        <draw:frame draw:style-name="gr1" draw:text-style-name="P2" draw:layer="layout" svg:width="10.876cm" svg:height="3.653cm" svg:x="8.561cm" svg:y="12.673cm">
          <text:p/>
          <draw:object xlink:href="../Lösung%20der%20Wellengleichung%20und%20der%20Maxwell-Gleichungen.odf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E</text:span>, <text:span text:style-name="T7">B</text:span> und <text:span text:style-name="T7">k</text:span> bilden ein orthonormales Rechtssystem, d.h. <text:span text:style-name="T7">E</text:span> und <text:span text:style-name="T7">B</text:span> stehen immer und überall senkrecht auf <text:span text:style-name="T7">k</text:span> und aufeinander.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ie Beziehung der Koeffizienten <text:span text:style-name="T2">E</text:span><text:span text:style-name="T4">0</text:span><text:span text:style-name="T5">x</text:span><text:span text:style-name="T52"> </text:span>und <text:span text:style-name="T2">E</text:span><text:span text:style-name="T4">0</text:span><text:span text:style-name="T5">y</text:span> der ebenen Welle zum physikalischen Feld <text:span text:style-name="T7">E</text:span><text:span text:style-name="T33"> 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/>
            <text:p>Bei <text:span text:style-name="T2">E</text:span><text:span text:style-name="T4">0</text:span><text:span text:style-name="T5">x</text:span> und <text:span text:style-name="T2">E</text:span><text:span text:style-name="T4">0</text:span><text:span text:style-name="T5">y</text:span> handelt es sich im Allgemeinen um komplexe Größen:</text:p>
            <text:p/>
            <text:p/>
            <text:p><text:span text:style-name="T2">E</text:span><text:span text:style-name="T4">0</text:span><text:span text:style-name="T5">y</text:span> und <text:span text:style-name="T2">E</text:span><text:span text:style-name="T4">0</text:span><text:span text:style-name="T5">y</text:span> laufen nicht zwangsläufig mit gleicher Phase, sondern können sich um die <text:span text:style-name="T2">relative</text:span> Phase <text:span text:style-name="T18">δ</text:span><text:span text:style-name="T19"> unterscheiden.</text:span></text:p>
            <text:p><text:span text:style-name="T19"/></text:p>
            <text:p>Für das reelle, <text:span text:style-name="T2">physikalische</text:span><text:span text:style-name="T53"> Feld gilt also:</text:span></text:p>
            <text:p><text:span text:style-name="T53"/></text:p>
            <text:p><text:span text:style-name="T7">E</text:span><text:span text:style-name="T53"> = </text:span><text:span text:style-name="T2">E</text:span><text:span text:style-name="T5">x</text:span><text:span text:style-name="T54">e</text:span><text:span text:style-name="T5">x</text:span><text:span text:style-name="T53"> + </text:span><text:span text:style-name="T2">E</text:span><text:span text:style-name="T5">y</text:span><text:span text:style-name="T54">e</text:span><text:span text:style-name="T5">y</text:span></text:p>
            <text:p><text:span text:style-name="T53"/></text:p>
            <text:p><text:span text:style-name="T53">mit</text:span></text:p>
          </draw:text-box>
        </draw:frame>
        <draw:frame draw:style-name="gr1" draw:text-style-name="P2" draw:layer="layout" svg:width="11.526cm" svg:height="1.356cm" svg:x="8.236cm" svg:y="7.621cm">
          <text:p/>
          <draw:object xlink:href="../Koeffizienten%20E-Feld%20ebene%20Welle.odf" xlink:type="simple" xlink:show="embed" xlink:actuate="onLoad"/>
          <draw:image xlink:href="./ObjectReplacements/Object 84" xlink:type="simple" xlink:show="embed" xlink:actuate="onLoad"/>
        </draw:frame>
        <draw:frame draw:style-name="gr1" draw:text-style-name="P2" draw:layer="layout" svg:width="11.547cm" svg:height="2.55cm" svg:x="8.226cm" svg:y="18.124cm">
          <text:p/>
          <draw:object xlink:href="../Zusammenhang%20zwischen%20den%20Koeffizienten%20des%20E-Felds%20der%20ebene%20Welle%20und%20den%20Komponenten%20des%20E-Feld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rden durch die <text:span text:style-name="T2">relative</text:span> Phase <text:span text:style-name="T18">δ</text:span><text:span text:style-name="T19"> definiert:</text:span></text:p>
            <text:p><text:span text:style-name="T19"/></text:p>
            <text:p><text:span text:style-name="T19">Für </text:span><text:span text:style-name="T18">δ</text:span><text:span text:style-name="T39"> = 0 </text:span><text:span text:style-name="T14">oder</text:span><text:span text:style-name="T39"> </text:span><text:span text:style-name="T18">δ</text:span><text:span text:style-name="T39"> = </text:span><text:span text:style-name="T39">±</text:span><text:span text:style-name="T39">π ist die Welle linear polarisiert</text:span></text:p>
            <text:p><text:span text:style-name="T39"/></text:p>
            <text:p><text:span text:style-name="T39">Für </text:span><text:span text:style-name="T18">δ</text:span><text:span text:style-name="T39"> = ±π/2 ist die Welle zirkular polarisiert</text:span></text:p>
            <text:p><text:span text:style-name="T39"/></text:p>
            <text:p><text:span text:style-name="T39">Für alle anderen </text:span><text:span text:style-name="T18">δ</text:span><text:span text:style-name="T39"> ist die Welle elliptisch polarisie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jede beliebig polarisierte ebene Welle darst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ls Überlagerung zweier linear unabhängiger, linear polarisierter ebener Well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55">Wie kann man die allgemeine Lösung der Wellengleichung </text:span><text:span text:style-name="T56">f</text:span><text:span text:style-name="T57">±</text:span><text:span text:style-name="T58">(</text:span><text:span text:style-name="T59">kz</text:span><text:span text:style-name="T60">±</text:span><text:span text:style-name="T61">ωt</text:span><text:span text:style-name="T62">) noch weiter verallgemeiner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Hinzunahme einer Gewichtsfunktion <text:span text:style-name="T2">a</text:span>(<text:span text:style-name="T2">k</text:span>) und Integration:</text:p>
          </draw:text-box>
        </draw:frame>
        <draw:frame draw:style-name="gr1" draw:text-style-name="P2" draw:layer="layout" svg:width="12.354cm" svg:height="1.778cm" svg:x="7.822cm" svg:y="12.61cm">
          <text:p/>
          <draw:object xlink:href="../Verallgemeinerung%20der%20allgemeinen%20Lösung%20der%20Wellengleichung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hasengeschwindigkeit <text:span text:style-name="T2">u</text:span><text:span text:style-name="T53"> </text:span>frequenzabhängig wird.</text:p>
            <text:p/>
            <text:p>In diesem Fall muß man d<text:span text:style-name="T53">ie Kreisfrequenz </text:span><text:span text:style-name="T18">ω</text:span><text:span text:style-name="T39"> als irgendeine Funktion von </text:span><text:span text:style-name="T18">k</text:span><text:span text:style-name="T39"> ansehen:</text:span></text:p>
            <text:p><text:span text:style-name="T39"/></text:p>
            <text:p><text:span text:style-name="T18">ω</text:span><text:span text:style-name="T19"> </text:span><text:span text:style-name="T26">→</text:span><text:span text:style-name="T19"> </text:span><text:span text:style-name="T18">ω</text:span><text:span text:style-name="T19">(</text:span><text:span text:style-name="T27">k</text:span><text:span text:style-name="T1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Gruppengeschwindigkei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aus, so erhält man</text:span></text:p>
            <text:p><text:span text:style-name="T19"/></text:p>
            <text:p><text:span text:style-name="T19"/></text:p>
            <text:p><text:span text:style-name="T19"/></text:p>
            <text:p><text:span text:style-name="T63">und definiert so die Gruppengeschwindigkeit:</text:span></text:p>
          </draw:text-box>
        </draw:frame>
        <draw:frame draw:style-name="gr1" draw:text-style-name="P2" draw:layer="layout" svg:width="12.37cm" svg:height="2.469cm" svg:x="7.814cm" svg:y="9.665cm">
          <text:p/>
          <draw:object xlink:href="../Taylorentwicklung%20von%20omega(k).odf" xlink:type="simple" xlink:show="embed" xlink:actuate="onLoad"/>
          <draw:image xlink:href="./ObjectReplacements/Object 87" xlink:type="simple" xlink:show="embed" xlink:actuate="onLoad"/>
        </draw:frame>
        <draw:frame draw:style-name="gr1" draw:text-style-name="P2" draw:layer="layout" svg:width="4.013cm" svg:height="2.469cm" svg:x="11.993cm" svg:y="14.265cm">
          <text:p/>
          <draw:object xlink:href="../Gruppengeschwindigkeit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dispersionsfreien Medien ist die Gruppen- gleich der Phasengeschwindigkeit.</text:p>
            <text:p/>
            <text:p>Die Gruppengeschwindigkeit ist hierbei immer <text:span text:style-name="T26">≤</text:span><text:span text:style-name="T19"> c, für die Phasengeschwindigkeit gilt dies nicht unbeding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Modulationsfunktion hergelei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e durch eine Modulationsfunktion <text:s text:c="6"/>modulierte Welle. Es bewegt sich mit der Gruppengeschwindigkeit fort. Durch die Modulationsfunktion tragen weit vom Ort <text:span text:style-name="T2">k</text:span><text:span text:style-name="T4">0</text:span> der Modulationsfunktion entfernte Wellenanteile kaum zum Integral bei.</text:p>
          </draw:text-box>
        </draw:frame>
        <draw:frame draw:style-name="gr1" draw:text-style-name="P2" draw:layer="layout" svg:width="1.307cm" svg:height="1.202cm" svg:x="14.946cm" svg:y="8.798cm">
          <text:p/>
          <draw:object xlink:href="../Modulationsfunktion.odf" xlink:type="simple" xlink:show="embed" xlink:actuate="onLoad"/>
          <draw:image xlink:href="./ObjectReplacements/Object 8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64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65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66">0</text:span><text:span text:style-name="T8"> bezeichnet? Wann bezeichnet man sie als gleichmäßig stetig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3"> </text:span>(<text:span text:style-name="T2">z</text:span>) analytisch in einem Gebiet 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67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67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5" svg:font-family="Ebrima"/>
    <style:font-face style:name="Ebrima3" svg:font-family="Ebrima" style:font-adornments="Regular"/>
    <style:font-face style:name="Mangal1" svg:font-family="Mangal"/>
    <style:font-face style:name="F" svg:font-family="" style:font-family-generic="roman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" svg:font-family="Mangal" style:font-pitch="variable"/>
    <style:font-face style:name="Microsoft YaHei1" svg:font-family="'Microsoft YaHei'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7-05T17:26:53.195000000</dc:date>
    <meta:document-statistic meta:object-count="670"/>
  </office:meta>
</office:document-meta>
</file>